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2.8070833333333cm" style:use-optimal-column-width="true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emandas</text:p>
          </table:table-cell>
          <table:table-cell office:value-type="string" table:style-name="ce1">
            <text:p>Classificaçã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mos enfrentando problemas para validar a apólice nº 123 junto ao órgão contratante. Poderiam nos ajud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 uma divergência nas informações registradas na apólice nº 123 e precisamos de uma retificação urg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foi emitida com dados incorretos e precisamos realizar a correção o mais rápido possível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eriam confirmar se o pagamento do prêmio da apólice nº 123 foi devidamente processa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inclusão de um novo aditivo à apólice nº 123 para cobrir os serviços adicionais contratados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empresa tomadora do contrato garantido pela apólice nº 123 entrou em recuperação judicial. Quais medidas podemos tom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prazo da apólice nº 123 está se encerrando e precisamos prorrogar por mais 6 meses. Quais os procedimento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tomador não cumpriu as condições do contrato e estamos acionando a apólice nº 123. Como proceder para solicitar a indenizaçã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a atualização no valor da apólice nº 123 em função de um novo contrato aditivo assinado recente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lteração do beneficiário na apólice nº 123, conforme instruções enviadas anteriormente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por que a apólice nº 123 ainda não foi liberada, mesmo após o cumprimento das exigênc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aber como proceder para alterar a cobertura da apólice nº 123, visto que o valor do contrato principal foi alterado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informações sobre o status da apólice nº 123, que deveria ter sido registrada na SUSEP há mais de 30 dias.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apólice nº 123 já foi cancelada e não recebemos o reembolso do prêmio proporcional. Podem verificar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site da SUSEP não está aceitando o número da apólice nº 123 para consulta, poderiam verificar o que está acontecendo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 documentos são necessários para solicitar a liberação da apólice nº 123 após o cumprimento das obrigações contratuais?</text:p>
          </table:table-cell>
          <table:table-cell office:value-type="string" table:style-name="ce1">
            <text:p>Seguro Garantia</text:p>
          </table:table-cell>
          <table:table-cell table:number-columns-repeated="16382"/>
        </table:table-row>
        <table:table-row table:number-rows-repeated="10482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nderson Alves Monteiro</dc:creator>
    <dc:date>2024-10-21T00:22:25Z</dc:date>
  </office:meta>
</office:document-meta>
</file>